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e2e4a" officeooo:paragraph-rsid="000e2e4a"/>
    </style:style>
    <style:style style:name="P2" style:family="paragraph" style:parent-style-name="Standard">
      <style:paragraph-properties fo:line-height="150%"/>
      <style:text-properties officeooo:rsid="000cec5c" officeooo:paragraph-rsid="000cec5c"/>
    </style:style>
    <style:style style:name="P3" style:family="paragraph" style:parent-style-name="Standard">
      <style:paragraph-properties fo:line-height="150%"/>
      <style:text-properties officeooo:rsid="0012d498" officeooo:paragraph-rsid="0012d498"/>
    </style:style>
    <style:style style:name="T1" style:family="text">
      <style:text-properties officeooo:rsid="0012da4d"/>
    </style:style>
    <style:style style:name="T2" style:family="text">
      <style:text-properties officeooo:rsid="001471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1 Overview </text:p>
      <text:p text:style-name="P1"/>
      <text:p text:style-name="P1">Purpose: Make sure I get what I am learning and I am not bsing it LOL – alright let’s go </text:p>
      <text:p text:style-name="P1"/>
      <text:p text:style-name="P1">Guiding Questions: </text:p>
      <text:p text:style-name="P1">1. Why is cloud computing popular today?</text:p>
      <text:p text:style-name="P1"><text:tab/><text:span text:style-name="T1">It is popular because companies could avoid all the issues with owning their own datacenter and clustering system. Plus, they are insanely cheaper with its own maintained security which is a huge bonus.</text:span></text:p>
      <text:p text:style-name="P1">2. What is different in cloud computing compared to previous generations of distributed systems?</text:p>
      <text:p text:style-name="P1"><text:tab/><text:span text:style-name="T1">In comparison to the first device, there is no real difference besides the order of powers and data needed to be processed. However it has gone from onsite to geographical locations and to outsourced.</text:span></text:p>
      <text:p text:style-name="P1">3. how does one program in MapReduce?</text:p>
      <text:p text:style-name="P1"><text:tab/><text:span text:style-name="T1">One could do a simple functional programming with both Map and Reduce functionalities that is built in to languages like haskell. You could say Map to create sets of key and value and use reduce to condense it further into a more unique set. It basically goes from dictionary to unique dictionary. </text:span></text:p>
      <text:p text:style-name="P1">4. How does the MapReduce system schedule jobs?</text:p>
      <text:p text:style-name="P1"><text:tab/><text:span text:style-name="T2">It schedule jobs by running it through a variety of queues depending on the type of scheduler and it runs them in batch to scale down the results through parallelizing them. </text:span></text:p>
      <text:p text:style-name="P3">More stuff- check out Apache Hadoop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41:36.815312456</meta:creation-date>
    <dc:date>2018-09-10T11:29:16.977693771</dc:date>
    <meta:editing-duration>PT48M29S</meta:editing-duration>
    <meta:editing-cycles>6</meta:editing-cycles>
    <meta:generator>LibreOffice/5.1.6.2$Linux_X86_64 LibreOffice_project/10m0$Build-2</meta:generator>
    <meta:document-statistic meta:table-count="0" meta:image-count="0" meta:object-count="0" meta:page-count="1" meta:paragraph-count="12" meta:word-count="217" meta:character-count="1273" meta:non-whitespace-character-count="1057"/>
  </office:meta>
</office:document-meta>
</file>